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paragraph-properties fo:break-before="page"/>
    </style:style>
    <style:style style:name="P4" style:parent-style-name="Heading1" style:family="paragraph">
      <style:paragraph-properties fo:break-before="page"/>
    </style:style>
    <style:style style:name="P5" style:parent-style-name="Textbody" style:family="paragraph">
      <style:text-properties fo:color="#FF0000"/>
    </style:style>
    <style:style style:name="P6" style:parent-style-name="Heading1" style:family="paragraph">
      <style:paragraph-properties fo:break-before="page"/>
    </style:style>
    <style:style style:name="P7" style:parent-style-name="Textbody" style:family="paragraph">
      <style:text-properties fo:color="#FF0000"/>
    </style:style>
    <style:style style:name="P8" style:parent-style-name="ContentsHeading" style:family="paragraph">
      <style:paragraph-properties fo:break-before="page">
        <style:tab-stops>
          <style:tab-stop style:type="right" style:leader-style="dotted" style:leader-text="." style:position="6.5319in"/>
        </style:tab-stops>
      </style:paragraph-properties>
    </style:style>
    <style:style style:name="P9" style:parent-style-name="Textbody" style:family="paragraph">
      <style:text-properties fo:color="#FF0000"/>
    </style:style>
    <style:style style:name="P10" style:parent-style-name="Heading1" style:family="paragraph">
      <style:paragraph-properties fo:break-before="page"/>
      <style:text-properties style:font-name="Arial" style:font-name-complex="Arial"/>
    </style:style>
    <style:style style:name="P11" style:parent-style-name="Heading2" style:family="paragraph">
      <style:text-properties style:font-name="Arial" style:font-name-complex="Arial"/>
    </style:style>
    <style:style style:name="P12" style:parent-style-name="Footnote" style:family="paragraph">
      <style:paragraph-properties fo:text-align="justify"/>
    </style:style>
    <style:style style:name="P13" style:parent-style-name="Footnote" style:family="paragraph">
      <style:paragraph-properties fo:text-align="justify"/>
    </style:style>
    <style:style style:name="P14" style:parent-style-name="Footnote" style:family="paragraph">
      <style:paragraph-properties fo:text-align="justify"/>
    </style:style>
    <style:style style:name="P15" style:parent-style-name="Heading2" style:family="paragraph">
      <style:text-properties style:font-name="Arial" style:font-name-complex="Arial"/>
    </style:style>
    <style:style style:name="P16" style:parent-style-name="Heading3" style:family="paragraph">
      <style:text-properties style:font-name="Arial" style:font-name-complex="Arial"/>
    </style:style>
    <style:style style:name="P17" style:parent-style-name="Footnote" style:family="paragraph">
      <style:paragraph-properties fo:text-align="justify"/>
    </style:style>
    <style:style style:name="P18" style:parent-style-name="Heading3" style:family="paragraph">
      <style:text-properties style:font-name="Arial" style:font-name-complex="Arial"/>
    </style:style>
    <style:style style:name="P19" style:parent-style-name="Footnote" style:family="paragraph">
      <style:paragraph-properties fo:text-align="justify"/>
    </style:style>
    <style:style style:name="P20" style:parent-style-name="Textbody" style:family="paragraph">
      <style:text-properties style:font-name="Arial" style:font-name-complex="Arial" fo:font-weight="bold" style:font-weight-asian="bold" fo:font-size="14pt" style:font-size-asian="14pt" style:font-size-complex="14pt"/>
    </style:style>
    <style:style style:name="P21"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22"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23" style:parent-style-name="Notedebasdepage" style:family="paragraph">
      <style:paragraph-properties fo:text-align="justify"/>
    </style:style>
    <style:style style:name="P24"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25" style:parent-style-name="Textbody" style:family="paragraph">
      <style:text-properties style:font-name="Arial" style:font-name-complex="Arial" fo:font-weight="bold" style:font-weight-asian="bold" fo:font-style="italic" style:font-style-asian="italic" fo:font-size="14pt" style:font-size-asian="14pt" style:font-size-complex="14pt"/>
    </style:style>
  </office:automatic-styles>
  <office:body>
    <office:text text:use-soft-page-breaks="true">
      <text:p text:style-name="P1">Université paris 8</text:p>
      <text:p text:style-name="Standard">IUT MONTREUIL</text:p>
      <text:p text:style-name="Standard">Projet Bomberdose</text:p>
      <text:p text:style-name="Standard">Réalisé par Quentin Leuly (GI), Francisco Micaelli (IN), Olivier Solliec (IN)</text:p>
      <text:p text:style-name="Standard">Tuteur : Dario Vieira</text:p>
      <text:p text:style-name="Standard">Le XX avril 2010</text:p>
      <text:p text:style-name="Standard"/>
      <text:p text:style-name="P2">à mettre en page,<text:s/>j'ai la flemme</text:p>
      <text:p text:style-name="P3"/>
      <text:soft-page-break/>
      <text:p text:style-name="P4">Résumé du rapport</text:p>
      <text:p text:style-name="P5">(on fera a la fin)</text:p>
      <text:p text:style-name="Textbody"/>
      <text:soft-page-break/>
      <text:p text:style-name="P6">Summary</text:p>
      <text:p text:style-name="P7">pareil</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Sommaire</text:p>
          <text:p text:style-name="Contents1">Résumé du rapport<text:tab/>3</text:p>
          <text:p text:style-name="Contents1">Summary<text:s/><text:tab/>4</text:p>
          <text:p text:style-name="Contents1">Introduction<text:tab/>6</text:p>
          <text:p text:style-name="Contents2">Justification du projet<text:tab/>6</text:p>
          <text:p text:style-name="Contents2">Analyse de l'existant<text:tab/>6</text:p>
          <text:p text:style-name="Contents3">Jeu original<text:tab/>6</text:p>
          <text:p text:style-name="Contents3">Projets concurrents/voisins<text:tab/>7</text:p>
        </text:index-body>
      </text:table-of-content>
      <text:p text:style-name="Contents3"/>
      <text:p text:style-name="Contents3"/>
      <text:p text:style-name="Contents3"/>
      <text:p text:style-name="P9">(Ne rien<text:s/>modifier, c automatique avec les styles)</text:p>
      <text:p text:style-name="Textbody"/>
      <text:soft-page-break/>
      <text:p text:style-name="P10">Introduction</text:p>
      <text:p text:style-name="P11">Justification du projet</text:p>
      <text:p text:style-name="Textbody">Nous allons aborder plusieurs objectifs qui représentent les idées de base du projet Bomberdose. Tout d'abord, le fait qu'il s'agisse d'un jeu nous a semblé une bonne idée d'un<text:s/>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text:s/>C++. Etant donné que la formation à l'IUT en programmation est presque uniquement centrée sur le langage Java, il nous a paru utile, a la fois pour notre culture d'informaticiens et pour faire preuve d'initiative, de programmer Bomberdose dans un langage<text:s/>qui est très populaire dans le monde de l'informatique. En effet, il existe de nombreux projets open-source réalisés en C++<text:span text:style-name="Appelnotedebasdep."><text:note text:note-class="footnote" text:id="_ftn0"><text:note-citation>1</text:note-citation><text:note-body><text:p text:style-name="P12">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text:s/>googlecode<text:span text:style-name="Appelnotedebasdep."><text:note text:note-class="footnote" text:id="_ftn1"><text:note-citation>2</text:note-citation><text:note-body><text:p text:style-name="P13">http://code.google.com/p/bomberdose/</text:p></text:note-body></text:note></text:span><text:s/>en licence new BSD<text:span text:style-name="Appelnotedebasdep."><text:note text:note-class="footnote" text:id="_ftn2"><text:note-citation>3</text:note-citation><text:note-body><text:p text:style-name="P14">Annexe 1 – Licence new BSD</text:p></text:note-body></text:note></text:span>), qui sont indispensables au bon déroulement d'un projet open-source.</text:p>
      <text:p text:style-name="P15">Analyse de l'existant</text:p>
      <text:p text:style-name="P16">Jeu original</text:p>
      <text:p text:style-name="Textbody">Est ce qu'on décrit le fonctionnement du jeu ici, ou<text:s/>on le foutra ds le manuel utilisateur</text:p>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17">http://en.wikipedia.org/wiki/Bomberman</text:p></text:note-body></text:note></text:span><text:s/>dans le monde entier. Etant l'un des pionniers des jeux multi-joueurs, il s'est rapidement établi comme référence dans le monde du jeu vidéo, notamment sur console Nintendo.</text:p>
      <text:soft-page-break/>
      <text:p text:style-name="P18">Projets concurrents/voisins</text:p>
      <text:p text:style-name="Textbody">Lors de notre recherche à la bibliothèque<text:s/>de l'iut sur les projets de fin d'années réalisés par les anciens élèves, nous sommes tombés sur un Bomberman-like réalisé en Java en 2007, à l'aide de la bibliothèque JADE<text:span text:style-name="Appelnotedebasdep."><text:note text:note-class="footnote" text:id="_ftn4"><text:note-citation>5</text:note-citation><text:note-body><text:p text:style-name="P19">Bibliothèque pour le Java permettant l'implémentation de systèmes multi-agents, mettant à disposition de 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l ce projet<text:s/>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p text:style-name="Textbody"/>
      <text:p text:style-name="P20">Développement</text:p>
      <text:p text:style-name="P21">Le cahier des charges</text:p>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trois avec la gestion des malus ; le Bomberdose sera intégralement codé en langage C++ grâce à la bibliothèque SFML<text:span text:style-name="Appelnotedebasdep."><text:note text:note-class="footnote" text:id="_ftn5"><text:note-citation>6</text:note-citation><text:note-body><text:p text:style-name="Notedebasdepage"><text:s/>Simple and Fast Multimedia Library, bibliothèque codé en C++ permettant l’implémentation simple et rapide d’élément pour les jeux 2D<text:s/>et 3D.</text:p></text:note-body></text:note></text:span>;<text:s/>le Bomberdose sera jouable sur différents systèmes d’exploitations, dont Linux et Windows ;<text:s/>le Bomberdose gérera le son, ainsi qu’une musique pendant une partie ; le Bomberdose se jouera en temps réel ; le Bomberdose gèrera les sprites<text:span text:style-name="Appelnotedebasdep."><text:note text:note-class="footnote" text:id="_ftn6"><text:note-citation>7</text:note-citation><text:note-body><text:p text:style-name="Notedebasde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continuer le jeu, ou implémenter de nouvelles fonctionnalités.</text:p>
      <text:soft-page-break/>
      <text:p text:style-name="P22">La démarche</text:p>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7"><text:note-citation>8</text:note-citation><text:note-body><text:p text:style-name="P23"><text:s/>Modèle permettant la communication<text:s/>entre processus, aussi bien sur la même machine, qu’à travers une connexion réseau.</text:p></text:note-body></text:note></text:span>. Il y a ensuite le<text:s/>contrôleur, c’est-à-dire le moteur du<text:s/>jeu, qui définit les règles du programme, ainsi que ses limites. Enfin, nous avons la partie<text:s/>« vue », qui<text:s/>est la<text:s/>représentation du programme via l’interface utilisateur.<text:s/>Ces trois grandes parties seront étudiées de manière plus approfondie.</text:p>
      <text:p text:style-name="Textbody"/>
      <text:p text:style-name="P24">La répartition des tâches</text:p>
      <text:p text:style-name="Text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notedebasdep."><text:note text:note-class="footnote" text:id="_ftn8"><text:note-citation>9</text:note-citation><text:note-body><text:p text:style-name="Notedebasdepage"><text:s/>Terme de management signifiant la date du commencement limite pour ne pas que le projet soit retardé.</text:p></text:note-body></text:note></text:span>». La vue peut être faite<text:s/>à la fin, nous l’avons donc confiée<text:s/>à Quentin. Au contraire, le moteur du jeu et le réseau 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p text:style-name="Textbody"/>
      <text:p text:style-name="P25">Le langage C++ et la bibliothèque SFML</text:p>
      <text:p text:style-name="Textbody">Le C++ est actuellement le quatrième langage de programmation le plus utilisé au monde<text:span text:style-name="Appelnotedebasdep."><text:note text:note-class="footnote" text:id="_ftn9"><text:note-citation>10</text:note-citation><text:note-body><text:p text:style-name="Notedebasdepage"><text:s/>http://www.tiobe.com/index.php/content/paperinfo/tpci/index.html</text:p></text:note-body></text:note></text:span><text:s/>(premier si on le regroupe avec le C). Il permet la programmation orientée objet que nous avons exploité pour le Bomberdose. Nous avons décidé d’utiliser le C++ pour plusieurs raisons. Tout d’abord, c’est un langage que nous n’apprenons pas dans l’établissement, qui est plutôt orienté Java. Le C++ est beaucoup plus puissant, car il permet<text:s/>de contrôler les adresses mémoires, et est beaucoup plus rapide. De plus, c’est un langage très rapide. Par contre, le langage est beaucoup plus difficile, et la syntaxe plus dur à assimiler.</text:p>
      <text:soft-page-break/>
      <text:p text:style-name="Textbody">La SFML est une bibliothèque<text:s/>écrite en C++, et peut être utilisée dans d’autres langages que nous n’utiliserons pas. Nous avons choisis cette bibliothèque pour ses caractéristiques bien précises.<text:s/></text:p>
      <text:p text:style-name="Textbody">Premièrement c’est une bibliothèque portable, c'est-à-dire que l’on peut la compiler quelque soit le système d’exploitation, et nous permet de remplir la condition de portabilité citée dans le cahier des charges.<text:s/></text:p>
      <text:p text:style-name="Textbody">Ensuite, c’est une<text:s/>bibliothèque très facile à utiliser, avec une documentation complète sur le site internet, avec des exemples pour chaque<text:s/>méthode, et des explications pour<text:s/>chaque classe.</text:p>
      <text:p text:style-name="Textbody"><text:s/>La SFML est divisée en plusieurs modules : Audio, Graphique, Réseau,<text:s/>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body">La SFML permet une implémentation très simplifié de la partie graphique. Elle a en effet une classe appelée « RenderWindow »<text:s/><text:s/>qui simplifie les rendus en 2D.</text:p>
      <text:p text:style-name="Textbody">Enfin, la SFML dispose de plusieurs classes réseau qui permet une utilisation très simple et intuitive, telles que<text:s/>« SocketUDP », « SocketTCP » et « IPAdress » qui seront détaillées par la suite.<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fin" style:display-name="Note de fin" style:family="paragraph" style:parent-style-name="Normal">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9</text:page-number>/<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3-31T19:29:00Z</dc:date>
    <meta:template xlink:href="Normal.dotm" xlink:type="simple"/>
    <meta:editing-cycles>79</meta:editing-cycles>
    <meta:editing-duration>PT27960S</meta:editing-duration>
    <meta:document-statistic meta:page-count="9" meta:paragraph-count="15" meta:word-count="1224" meta:character-count="7941" meta:row-count="56" meta:non-whitespace-character-count="6732"/>
  </office:meta>
</office:document-meta>
</file>